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modern" style:font-pitch="fixed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TimesNewRomanPSMT" svg:font-family="TimesNewRomanPSMT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C0C0C0" style:language-complex="ar" style:country-complex="SA"/>
    </style:style>
    <style:style style:name="T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C0C0C0" style:language-complex="ar" style:country-complex="SA"/>
    </style:style>
    <style:style style:name="T1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" style:parent-style-name="Standard" style:family="paragraph">
      <style:paragraph-properties fo:text-align="justify"/>
    </style:style>
    <style:style style:name="T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3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6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8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7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8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333333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118" style:parent-style-name="HTMLconformatoprevio" style:family="paragraph">
      <style:text-properties style:font-name="Consolas" style:font-name-complex="Consolas" fo:color="#333333"/>
    </style:style>
    <style:style style:name="P119" style:parent-style-name="HTMLconformatoprevio" style:family="paragraph">
      <style:text-properties style:font-name="Consolas" style:font-name-complex="Consolas" fo:color="#333333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justify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1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79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0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1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2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3" style:parent-style-name="Standard" style:family="paragraph">
      <style:paragraph-properties fo:text-align="justify"/>
    </style:style>
    <style:style style:name="T1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7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8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9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90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91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92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2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9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2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2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3" style:parent-style-name="Standard" style:family="paragraph">
      <style:paragraph-properties fo:text-align="justify"/>
    </style:style>
    <style:style style:name="T2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5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2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3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5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justify"/>
    </style:style>
    <style:style style:name="T244" style:parent-style-name="Fuentedepárrafopredeter." style:family="text">
      <style:text-properties fo:font-weight="bold" style:font-weight-asian="bold" style:font-weight-complex="bold"/>
    </style:style>
    <style:style style:name="P245" style:parent-style-name="Standard" style:family="paragraph">
      <style:paragraph-properties fo:text-align="justify"/>
    </style:style>
    <style:style style:name="T246" style:parent-style-name="Fuentedepárrafopredeter." style:family="text">
      <style:text-properties fo:font-weight="bold" style:font-weight-asian="bold" style:font-weight-complex="bold"/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</style:style>
    <style:style style:name="P2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5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2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6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8" style:parent-style-name="Standard" style:family="paragraph">
      <style:paragraph-properties fo:text-align="justify"/>
    </style:style>
    <style:style style:name="T2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5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6" style:parent-style-name="Standard" style:family="paragraph">
      <style:paragraph-properties fo:text-align="justify"/>
    </style:style>
    <style:style style:name="T28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9" style:parent-style-name="Standard" style:family="paragraph">
      <style:paragraph-properties fo:text-align="justify"/>
    </style:style>
    <style:style style:name="P2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9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0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1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15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1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0" style:parent-style-name="Fuentedepárrafopredeter.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5" style:parent-style-name="Standard" style:family="paragraph">
      <style:paragraph-properties fo:text-align="justify"/>
    </style:style>
    <style:style style:name="T3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8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0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1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2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3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4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5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6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67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style:letter-kerning="false" fo:font-size="14pt" style:font-size-asian="14pt" style:font-size-complex="14pt" style:language-complex="ar" style:country-complex="SA" fo:hyphenate="true"/>
    </style:style>
    <style:style style:name="P368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style:letter-kerning="false" fo:font-size="14pt" style:font-size-asian="14pt" style:font-size-complex="14pt" style:language-complex="ar" style:country-complex="SA" fo:hyphenate="true"/>
    </style:style>
    <style:style style:name="P369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0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1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2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3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4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5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6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7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8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79" style:parent-style-name="Normal" style:family="paragraph">
      <style:paragraph-properties fo:widows="2" fo:orphans="2" style:text-autospace="none" fo:text-align="justify" style:vertical-align="auto"/>
      <style:text-properties style:font-name="TimesNewRomanPSMT" style:font-name-complex="TimesNewRomanPSMT" style:letter-kerning="false" style:language-complex="ar" style:country-complex="SA" fo:hyphenate="true"/>
    </style:style>
    <style:style style:name="P380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81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T382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T383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T384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T385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T386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P387" style:parent-style-name="Standard" style:family="paragraph">
      <style:paragraph-properties fo:text-align="justify"/>
      <style:text-properties style:font-name="TimesNewRomanPSMT" style:font-name-complex="TimesNewRomanPSMT" style:letter-kerning="false" style:language-complex="ar" style:country-complex="SA"/>
    </style:style>
    <style:style style:name="P388" style:parent-style-name="Standard" style:family="paragraph">
      <style:paragraph-properties fo:text-align="justify"/>
      <style:text-properties style:font-name="TimesNewRomanPSMT" style:font-name-complex="TimesNewRomanPSMT" style:letter-kerning="false" style:language-complex="ar" style:country-complex="SA"/>
    </style:style>
    <style:style style:name="P389" style:parent-style-name="Standard" style:family="paragraph">
      <style:paragraph-properties fo:text-align="justify"/>
      <style:text-properties style:font-name="TimesNewRomanPSMT" style:font-name-complex="TimesNewRomanPSMT" style:letter-kerning="false" style:language-complex="ar" style:country-complex="SA"/>
    </style:style>
    <style:style style:name="P390" style:parent-style-name="Standard" style:family="paragraph">
      <style:paragraph-properties fo:text-align="justify"/>
    </style:style>
    <style:style style:name="T391" style:parent-style-name="Fuentedepárrafopredeter." style:family="text">
      <style:text-properties style:font-name="TimesNewRomanPSMT" style:font-name-complex="TimesNewRomanPSMT" style:letter-kerning="false" style:language-complex="ar" style:country-complex="SA"/>
    </style:style>
    <style:style style:name="P392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3" style:parent-style-name="Standard" style:family="paragraph">
      <style:paragraph-properties fo:text-align="justify"/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</office:automatic-styles>
  <office:body>
    <office:text text:use-soft-page-breaks="true">
      <text:p text:style-name="P1">Documento explicativo de los commits. de PSP</text:p>
      <text:p text:style-name="P2"/>
      <text:p text:style-name="P3"/>
      <text:p text:style-name="P4"><text:span text:style-name="T5">Fecha:</text:span><text:s/>10-01-2014</text:p>
      <text:p text:style-name="P6"><text:span text:style-name="T7">Comentario:</text:span><text:s/>Añado PExec</text:p>
      <text:p text:style-name="P8"/>
      <text:p text:style-name="P9">Creo la clase PruebaRun para ejecutar otras aplicaciones desde la propia clase PruebaRun</text:p>
      <text:p text:style-name="P10"/>
      <text:p text:style-name="P11"><text:span text:style-name="T12">Runtime</text:span><text:span text:style-name="T13"><text:s text:c="2"/>aplicacion =<text:s/></text:span><text:span text:style-name="T14">Runtime</text:span><text:span text:style-name="T15">.</text:span><text:span text:style-name="T16">getRuntime</text:span><text:span text:style-name="T17">();<text:s/></text:span></text:p>
      <text:p text:style-name="P18"><text:span text:style-name="T19">Process process = aplicacion.exec(</text:span><text:span text:style-name="T20">"/usr/bin/chromium-browser"</text:span><text:span text:style-name="T21">);</text:span></text:p>
      <text:p text:style-name="P22"/>
      <text:p text:style-name="P23"><text:span text:style-name="T24">process.waitFor();</text:span></text:p>
      <text:p text:style-name="P25"/>
      <text:p text:style-name="P26">con el waitfor() hacemos que el proceso actual espere, si es necesario, hasta que el proceso representado por este objeto termine</text:p>
      <text:p text:style-name="P27"/>
      <text:p text:style-name="P28"><text:span text:style-name="T29">Fe</text:span><text:span text:style-name="T30">cha:</text:span><text:s/>15-01-2014</text:p>
      <text:p text:style-name="P31"><text:span text:style-name="T32">Comentario:</text:span><text:s/>Añadido a Pexec interfaz gráfica con eclipse</text:p>
      <text:p text:style-name="P33"/>
      <text:p text:style-name="P34">Creo la clase PruebaRunGrafica en la cual creo una ventana<text:s/></text:p>
      <text:p text:style-name="P35"/>
      <text:p text:style-name="P36"><text:span text:style-name="T37">PruebaRunGrafica window =<text:s/></text:span><text:span text:style-name="T38">new</text:span><text:span text:style-name="T39"><text:s/>PruebaRunGrafica();</text:span></text:p>
      <text:p text:style-name="P40"><text:span text:style-name="T41">window.</text:span><text:span text:style-name="T42">frame</text:span><text:span text:style-name="T43">.setVisible(</text:span><text:span text:style-name="T44">true</text:span><text:span text:style-name="T45">);</text:span></text:p>
      <text:p text:style-name="P46"/>
      <text:p text:style-name="P47">a la cual añado unos botones en los<text:s/>cuales mediante ActionListener les incorporo las instrucciones para ejecutar aplicaciones externas</text:p>
      <text:p text:style-name="P48"/>
      <text:p text:style-name="P49"><text:span text:style-name="T50">JButton btnTerminal =<text:s/></text:span><text:span text:style-name="T51">new</text:span><text:span text:style-name="T52"><text:s/>JButton(</text:span><text:span text:style-name="T53">"Terminal"</text:span><text:span text:style-name="T54">);</text:span></text:p>
      <text:p text:style-name="P55"><text:span text:style-name="T56">btnTerminal.addActionListener(</text:span><text:span text:style-name="T57">new</text:span><text:span text:style-name="T58"><text:s/>ActionListener() {</text:span></text:p>
      <text:p text:style-name="P59"><text:span text:style-name="T60">public</text:span><text:span text:style-name="T61"><text:s/></text:span><text:span text:style-name="T62">void</text:span><text:span text:style-name="T63"><text:s/>actionPerformed(ActionEvent arg0) {</text:span></text:p>
      <text:p text:style-name="P64"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/text:p>
      <text:p text:style-name="P73"><text:span text:style-name="T74"><text:tab/></text:span><text:span text:style-name="T75">try</text:span><text:span text:style-name="T76">{</text:span></text:p>
      <text:p text:style-name="P77"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/text:p>
      <text:p text:style-name="P83"><text:span text:style-name="T84"><text:tab/></text:span><text:span text:style-name="T85"><text:tab/>Runtime <text:s/>aplicacion = Runtime.</text:span><text:span text:style-name="T86">getRuntime</text:span><text:span text:style-name="T87">();<text:s/></text:span></text:p>
      <text:p text:style-name="P88"><text:span text:style-name="T89"><text:tab/></text:span><text:span text:style-name="T90"><text:tab/>Process process = aplicacion.exec(</text:span><text:span text:style-name="T91">"/usr/bin/gnome-terminal"</text:span><text:span text:style-name="T92">);</text:span></text:p>
      <text:p text:style-name="P93"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/text:p>
      <text:p text:style-name="P104"><text:span text:style-name="T105"><text:tab/></text:span><text:span text:style-name="T106"><text:tab/>process.waitFor();</text:span></text:p>
      <text:p text:style-name="P107"><text:tab/>}</text:p>
      <text:p text:style-name="P108"/>
      <text:p text:style-name="P109"/>
      <text:p text:style-name="P110"><text:span text:style-name="T111">Fecha:</text:span><text:s/>15-01-2014</text:p>
      <text:p text:style-name="P112"><text:span text:style-name="T113">Comentario:</text:span><text:s/>Subo PExecC#</text:p>
      <text:p text:style-name="P114"/>
      <text:p text:style-name="P115">Creo el proyecto de C# PexecC# para realizar la<text:s/>misma prueba que en PExec pero con lenguaje C#. En el también creo unos botones para iniciar procesos.</text:p>
      <text:p text:style-name="P116"/>
      <text:p text:style-name="P117">buttonEditor.Clicked += delegate {</text:p>
      <text:p text:style-name="P118"><text:tab/>System.Diagnostics.Process.Start("/usr/bin/gnome-text-editor");</text:p>
      <text:p text:style-name="P119">};</text:p>
      <text:p text:style-name="P120"/>
      <text:p text:style-name="P121"/>
      <text:p text:style-name="P122"><text:span text:style-name="T123">Fecha:</text:span><text:s/>29-01-2014</text:p>
      <text:p text:style-name="P124"><text:span text:style-name="T125">Comentario:</text:span><text:s/>Añado PXml</text:p>
      <text:p text:style-name="P126"/>
      <text:p text:style-name="P127">Este<text:s/>proyecto es un ejemplo realizado por Luis.</text:p>
      <text:p text:style-name="P128"><text:span text:style-name="T129">Fecha:</text:span><text:s/>05-02-2014</text:p>
      <text:p text:style-name="P130"><text:span text:style-name="T131">Comentario:</text:span><text:s/>Subo PJson de java a json y viceversa</text:p>
      <text:p text:style-name="P132"/>
      <text:p text:style-name="P133">En este proyecto se prueba como transformar objetos de java a json y viceversa.</text:p>
      <text:p text:style-name="P134">Creo una clase Alumno de la cual creo varios objetos y los añado<text:s/>a una lista</text:p>
      <text:p text:style-name="P135"/>
      <text:p text:style-name="P136"><text:span text:style-name="T137">class</text:span><text:span text:style-name="T138"><text:s/>Alumno{</text:span></text:p>
      <text:p text:style-name="P139"><text:span text:style-name="T140"><text:s text:c="4"/>String<text:s/></text:span><text:span text:style-name="T141">nombre</text:span><text:span text:style-name="T142">;</text:span></text:p>
      <text:p text:style-name="P143"><text:span text:style-name="T144"><text:s text:c="4"/></text:span><text:span text:style-name="T145">int</text:span><text:span text:style-name="T146"><text:s/></text:span><text:span text:style-name="T147">grado</text:span><text:span text:style-name="T148">;</text:span></text:p>
      <text:p text:style-name="P149"><text:span text:style-name="T150"><text:s text:c="4"/></text:span><text:span text:style-name="T151">char</text:span><text:span text:style-name="T152"><text:s/></text:span><text:span text:style-name="T153">grupo</text:span><text:span text:style-name="T154">;</text:span></text:p>
      <text:p text:style-name="P155"><text:span text:style-name="T156"><text:s text:c="4"/></text:span><text:span text:style-name="T157">int</text:span><text:span text:style-name="T158"><text:s/></text:span><text:span text:style-name="T159">calificacion</text:span><text:span text:style-name="T160">;</text:span></text:p>
      <text:p text:style-name="P161"/>
      <text:p text:style-name="P162"><text:span text:style-name="T163">ArrayList&lt;Alumno&gt;</text:span><text:span text:style-name="T164"><text:s/>alumnos =<text:s/></text:span><text:span text:style-name="T165">new</text:span><text:span text:style-name="T166"><text:s/>ArrayList&lt;Alumno&gt;();</text:span></text:p>
      <text:p text:style-name="P167"><text:span text:style-name="T168"><text:tab/></text:span><text:span text:style-name="T169"><text:tab/>Alumno alum1=</text:span><text:span text:style-name="T170">new</text:span><text:span text:style-name="T171"><text:s/>Alumno(</text:span><text:span text:style-name="T172">"Juan Sanchez"</text:span><text:span text:style-name="T173">,2,</text:span><text:span text:style-name="T174">'A'</text:span><text:span text:style-name="T175">,10);</text:span></text:p>
      <text:p text:style-name="P176"><text:span text:style-name="T177"><text:tab/></text:span><text:span text:style-name="T178"><text:tab/></text:span></text:p>
      <text:p text:style-name="P179"><text:tab/><text:tab/>alumnos.add(alum1);</text:p>
      <text:p text:style-name="P180"/>
      <text:p text:style-name="P181">creo un objeto de la clase Gson</text:p>
      <text:p text:style-name="P182"/>
      <text:p text:style-name="P183"><text:span text:style-name="T184">Gson gson =<text:s/></text:span><text:span text:style-name="T185">new</text:span><text:span text:style-name="T186"><text:s/>Gson();</text:span></text:p>
      <text:p text:style-name="P187"/>
      <text:p text:style-name="P188">y lo convierto la lista a formato Json</text:p>
      <text:p text:style-name="P189"/>
      <text:p text:style-name="P190">String formatoJSON = gson.toJson(alumnos);</text:p>
      <text:p text:style-name="P191"/>
      <text:p text:style-name="P192">para convertir de nuevo a java, creo una nueva lista con los alumnos en formato json,</text:p>
      <text:p text:style-name="P193"><text:span text:style-name="T194">primero necesitaremos tener el tipo de objeto donde guardaremos la información que será una lista de alumnos después en gson.gromjson los dos parámetros son: la cadena en</text:span><text:span text:style-name="T195"><text:s/>fo</text:span><text:span text:style-name="T196">r</text:span><text:span text:style-name="T197">mato json donde leemos la información y el tipo de clase/objeto donde guardaras la i</text:span><text:span text:style-name="T198">n</text:span><text:span text:style-name="T199">formación</text:span></text:p>
      <text:p text:style-name="P200"/>
      <text:p text:style-name="P201"><text:span text:style-name="T202">java.lang.reflect.Type tipoObjeto =<text:s/></text:span><text:span text:style-name="T203">new</text:span><text:span text:style-name="T204"><text:s/>TypeToken&lt;List &lt;Alumno&gt;&gt;(){}.getType();</text:span></text:p>
      <text:p text:style-name="P205"><text:span text:style-name="T206"><text:tab/>ArrayList&lt;Alumno&gt; alumnos2=gson.fromJson(formatoJSON, tipoObjeto);</text:span></text:p>
      <text:p text:style-name="P207"><text:span text:style-name="T208"><text:tab/>System.</text:span><text:span text:style-name="T209">out</text:span><text:span text:style-name="T210">.println(</text:span><text:span text:style-name="T211">"\nJSON A JAVA"</text:span><text:span text:style-name="T212">);</text:span></text:p>
      <text:p text:style-name="P213"><text:span text:style-name="T214"><text:tab/></text:span><text:span text:style-name="T215">for</text:span><text:span text:style-name="T216">(</text:span><text:span text:style-name="T217">int</text:span><text:span text:style-name="T218"><text:s/>i=0;i&lt;alumnos2 .size();i++){</text:span></text:p>
      <text:p text:style-name="P219"><text:span text:style-name="T220"><text:tab/></text:span><text:span text:style-name="T221"><text:tab/>Alumno al=alumnos2.get(i);</text:span></text:p>
      <text:p text:style-name="P222"><text:tab/><text:tab/><text:tab/><text:tab/><text:tab/><text:tab/></text:p>
      <text:p text:style-name="P223"><text:span text:style-name="T224"><text:tab/>System.</text:span><text:span text:style-name="T225">out</text:span><text:span text:style-name="T226">.println(al.</text:span><text:span text:style-name="T227">nombre</text:span><text:span text:style-name="T228">+</text:span><text:span text:style-name="T229">":"</text:span><text:span text:style-name="T230">+al.</text:span><text:span text:style-name="T231">grado</text:span><text:span text:style-name="T232">+</text:span><text:span text:style-name="T233">":"</text:span><text:span text:style-name="T234">+al.</text:span><text:span text:style-name="T235">grupo</text:span><text:span text:style-name="T236">+</text:span><text:span text:style-name="T237">":"</text:span><text:span text:style-name="T238">+al.</text:span><text:span text:style-name="T239">calificacion</text:span><text:span text:style-name="T240">);</text:span></text:p>
      <text:p text:style-name="P241"/>
      <text:p text:style-name="P242"/>
      <text:p text:style-name="P243"><text:span text:style-name="T244">Fecha:</text:span>17-02-2014</text:p>
      <text:p text:style-name="P245"><text:span text:style-name="T246">Comentario:</text:span><text:s/>Añado pruebaJson y PJsonPHP conexcion a db</text:p>
      <text:p text:style-name="P247"/>
      <text:p text:style-name="P248">En pruebaJson se prueba el pasar de java a json siendo esta vez uno de los atributos del objeto una lista</text:p>
      <text:p text:style-name="P249"/>
      <text:p text:style-name="P250"><text:span text:style-name="T251">public</text:span><text:span text:style-name="T252"><text:s/></text:span><text:span text:style-name="T253">class</text:span><text:span text:style-name="T254"><text:s/>Vendedor {</text:span></text:p>
      <text:p text:style-name="P255"/>
      <text:p text:style-name="P256"><text:span text:style-name="T257"><text:tab/></text:span><text:span text:style-name="T258">private</text:span><text:span text:style-name="T259"><text:s/></text:span><text:span text:style-name="T260">int</text:span><text:span text:style-name="T261"><text:s/></text:span><text:span text:style-name="T262">edad</text:span><text:span text:style-name="T263">;</text:span></text:p>
      <text:p text:style-name="P264"><text:span text:style-name="T265"><text:s text:c="2"/></text:span><text:span text:style-name="T266"><text:tab/></text:span><text:span text:style-name="T267">private</text:span><text:span text:style-name="T268"><text:s/>String<text:s/></text:span><text:span text:style-name="T269">nombre</text:span><text:span text:style-name="T270">;</text:span></text:p>
      <text:p text:style-name="P271"><text:span text:style-name="T272"><text:s text:c="2"/></text:span><text:span text:style-name="T273"><text:tab/></text:span><text:span text:style-name="T274">private</text:span><text:span text:style-name="T275"><text:s/>String<text:s/></text:span><text:span text:style-name="T276">apellido</text:span><text:span text:style-name="T277">;</text:span></text:p>
      <text:p text:style-name="P278"><text:span text:style-name="T279"><text:s text:c="4"/></text:span><text:span text:style-name="T280"><text:tab/></text:span><text:span text:style-name="T281">private</text:span><text:span text:style-name="T282"><text:s/>List&lt;Cliente&gt;<text:s/></text:span><text:span text:style-name="T283">clientes</text:span><text:span text:style-name="T284">;</text:span></text:p>
      <text:p text:style-name="P285"/>
      <text:p text:style-name="P286"><text:span text:style-name="T287">creo el obje</text:span><text:span text:style-name="T288">to vendedor y creo clientes para añadir a su lista de clientes, convierto el objeto a json y lo muestro</text:span></text:p>
      <text:p text:style-name="P289"/>
      <text:p text:style-name="P290"><text:span text:style-name="T291">Vendedor v1 =<text:s/></text:span><text:span text:style-name="T292">new</text:span><text:span text:style-name="T293"><text:s/>Vendedor();</text:span></text:p>
      <text:p text:style-name="P294"><text:span text:style-name="T295"><text:s text:c="8"/>v1.setNombre(</text:span><text:span text:style-name="T296">"Juan"</text:span><text:span text:style-name="T297">);</text:span></text:p>
      <text:p text:style-name="P298"><text:span text:style-name="T299"><text:s text:c="8"/>v1.setApellido(</text:span><text:span text:style-name="T300">"Perez"</text:span><text:span text:style-name="T301">);</text:span></text:p>
      <text:p text:style-name="P302"><text:span text:style-name="T303"><text:s text:c="8"/>v1.setEdad(10);</text:span></text:p>
      <text:p text:style-name="P304"><text:span text:style-name="T305"><text:s text:c="8"/>Cliente c1 =<text:s/></text:span><text:span text:style-name="T306">new</text:span><text:span text:style-name="T307"><text:s/></text:span><text:span text:style-name="T308">Cliente();</text:span></text:p>
      <text:p text:style-name="P309"><text:span text:style-name="T310"><text:s text:c="8"/>c1.setNombre(</text:span><text:span text:style-name="T311">"HIVYMAR"</text:span><text:span text:style-name="T312">);</text:span></text:p>
      <text:p text:style-name="P313"><text:span text:style-name="T314"><text:s text:c="8"/>c1.setDirección(</text:span><text:span text:style-name="T315">"Victor Emilio Estrada 204"</text:span><text:span text:style-name="T316">);</text:span></text:p>
      <text:p text:style-name="P317"><text:span text:style-name="T318"><text:s text:c="8"/>c1.setTelefono(</text:span><text:span text:style-name="T319">"5020800"</text:span><text:span text:style-name="T320">);</text:span></text:p>
      <text:p text:style-name="P321"><text:span text:style-name="T322"><text:s text:c="8"/>Cliente c2 =<text:s/></text:span><text:span text:style-name="T323">new</text:span><text:span text:style-name="T324"><text:s/>Cliente();</text:span></text:p>
      <text:p text:style-name="P325"><text:span text:style-name="T326"><text:s text:c="8"/>c2.setNombre(</text:span><text:span text:style-name="T327">"PROMESA"</text:span><text:span text:style-name="T328">);</text:span></text:p>
      <text:p text:style-name="P329"><text:span text:style-name="T330"><text:s text:c="8"/>c2.setDirección(</text:span><text:span text:style-name="T331">"Via. Daule KM 5.5"</text:span><text:span text:style-name="T332">);</text:span></text:p>
      <text:p text:style-name="P333"><text:span text:style-name="T334"><text:s text:c="8"/></text:span><text:span text:style-name="T335">c2.setTelefono(</text:span><text:span text:style-name="T336">"5013604"</text:span><text:span text:style-name="T337">);</text:span></text:p>
      <text:p text:style-name="P338"><text:span text:style-name="T339"><text:s text:c="8"/>List&lt;Cliente&gt; clientes =<text:s/></text:span><text:span text:style-name="T340">new</text:span><text:span text:style-name="T341"><text:s/>ArrayList&lt;Cliente&gt;();</text:span></text:p>
      <text:p text:style-name="P342"><text:span text:style-name="T343"><text:s text:c="8"/>clientes.add(c1);</text:span></text:p>
      <text:p text:style-name="P344"><text:span text:style-name="T345"><text:s text:c="8"/>clientes.add(c2);</text:span></text:p>
      <text:p text:style-name="P346"><text:span text:style-name="T347"><text:s text:c="8"/>v1.setClientes(clientes);</text:span></text:p>
      <text:p text:style-name="P348"><text:span text:style-name="T349"><text:s text:c="8"/></text:span><text:span text:style-name="T350">//CREAMOS EL OBJETO JSON</text:span></text:p>
      <text:p text:style-name="P351"><text:span text:style-name="T352"><text:s text:c="8"/>JSONObject obj =<text:s/></text:span><text:span text:style-name="T353">new</text:span><text:span text:style-name="T354"><text:s/>JSONObject(v1);</text:span></text:p>
      <text:p text:style-name="P355"><text:span text:style-name="T356"><text:s text:c="6"/></text:span><text:span text:style-name="T357"><text:s text:c="2"/>System.</text:span><text:span text:style-name="T358">out</text:span><text:span text:style-name="T359">.println(obj);</text:span></text:p>
      <text:p text:style-name="P360"/>
      <text:p text:style-name="P361"/>
      <text:p text:style-name="P362"/>
      <text:p text:style-name="P363"/>
      <text:p text:style-name="P364"/>
      <text:p text:style-name="P365"/>
      <text:p text:style-name="P366">Ignacio Vives<text:tab/><text:tab/><text:tab/><text:tab/><text:tab/><text:tab/><text:s/>luis.velasco.serpis@gmail.com</text:p>
      <text:p text:style-name="P367"/>
      <text:p text:style-name="P368">PSP:</text:p>
      <text:p text:style-name="P369"/>
      <text:p text:style-name="P370">Nota: 5</text:p>
      <text:p text:style-name="P371"/>
      <text:p text:style-name="P372">Conocimientos:</text:p>
      <text:p text:style-name="P373"/>
      <text:p text:style-name="P374">He aprendido a crear Sockets y conexiones TCP y UDP creando clientes y servidores y probando la conectividad entre ambos. También he<text:s/>aprendido a trabajar con varios hilos comprobando como se ejecutan los distintos procesos.</text:p>
      <text:p text:style-name="P375">He aprendido que formato tienen los objetos JSon y como poder convertirlos a objetos Java y al contrario. También he visto como mediante PHP y JSon se puede acceder<text:s/>desde Java a una base de datos de MySQL.</text:p>
      <text:p text:style-name="P376"/>
      <text:p text:style-name="P377"/>
      <text:p text:style-name="P378">Trabajo:</text:p>
      <text:p text:style-name="P379"/>
      <text:p text:style-name="P380"><text:span text:style-name="T381">He tratado de seguir todas las clases e intentado realizar los ejercicios propuestos (aunque en oc</text:span><text:span text:style-name="T382">a</text:span><text:span text:style-name="T383">siones no los he subido a Git) y posteriormente he solucionado los problemas surgidos, bien s</text:span><text:span text:style-name="T384">i</text:span><text:span text:style-name="T385">guiendo la</text:span><text:span text:style-name="T386">s resoluciones de Luis, o compartiendo información con los compañeros.</text:span></text:p>
      <text:p text:style-name="P387">Creo que a esta asignatura le falta algo de tiempo ya que tres horas semanales son escasas.</text:p>
      <text:p text:style-name="P388">Me pongo esta nota porque creo que mi trabajo tanto en clase como en casa así lo merecen, no<text:s/>significando que haya trabajado lo mínimo para aprobar sino que podría haberle dedicado a la asignatura más tiempo.</text:p>
      <text:p text:style-name="P389"/>
      <text:p text:style-name="P390"><text:span text:style-name="T391">Nota justa: 5</text:span></text:p>
      <text:p text:style-name="P392"/>
      <text:p text:style-name="P3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modern" style:font-pitch="fixed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TimesNewRomanPSMT" svg:font-family="TimesNewRomanPSMT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acho</meta:initial-creator>
    <dc:creator>ivives75@hotmail.com</dc:creator>
    <meta:creation-date>2014-02-18T09:15:00Z</meta:creation-date>
    <dc:date>2014-02-20T10:23:00Z</dc:date>
    <meta:template xlink:href="Normal" xlink:type="simple"/>
    <meta:editing-cycles>8</meta:editing-cycles>
    <meta:editing-duration>PT15360S</meta:editing-duration>
    <meta:document-statistic meta:page-count="1" meta:paragraph-count="10" meta:word-count="772" meta:character-count="5013" meta:row-count="35" meta:non-whitespace-character-count="4251"/>
  </office:meta>
</office:document-meta>
</file>